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_20_indent">
      <style:text-properties fo:font-size="10.5pt" officeooo:paragraph-rsid="0007aa3e" style:font-size-asian="10.5pt" style:font-size-complex="10.5pt"/>
    </style:style>
    <style:style style:name="P2" style:family="paragraph" style:parent-style-name="Text_20_body_20_indent">
      <style:paragraph-properties fo:text-align="center" style:justify-single-word="false"/>
      <style:text-properties fo:font-size="10.5pt" fo:font-weight="bold" officeooo:rsid="0007aa3e" officeooo:paragraph-rsid="0007aa3e" style:font-size-asian="10.5pt" style:font-weight-asian="bold" style:font-size-complex="10.5pt" style:font-weight-complex="bold"/>
    </style:style>
    <style:style style:name="P3" style:family="paragraph" style:parent-style-name="Figure_20_Title">
      <style:text-properties officeooo:paragraph-rsid="0007aa3e"/>
    </style:style>
    <style:style style:name="P4" style:family="paragraph" style:parent-style-name="Figure_20_Title">
      <style:text-properties fo:font-size="10.5pt" officeooo:paragraph-rsid="00090e98" style:font-size-asian="10.5pt" style:font-size-complex="10.5pt"/>
    </style:style>
    <style:style style:name="P5" style:family="paragraph" style:parent-style-name="Figure_20_Title">
      <style:paragraph-properties fo:text-align="start" style:justify-single-word="false"/>
      <style:text-properties fo:font-size="10.5pt" fo:font-weight="bold" officeooo:rsid="000e62b1" officeooo:paragraph-rsid="00090e98" style:font-size-asian="10.5pt" style:font-weight-asian="bold" style:font-size-complex="10.5pt" style:font-weight-complex="bold"/>
    </style:style>
    <style:style style:name="P6" style:family="paragraph" style:parent-style-name="Figure_20_Title">
      <style:paragraph-properties fo:text-align="start" style:justify-single-word="false"/>
      <style:text-properties fo:font-size="10.5pt" fo:font-weight="normal" officeooo:rsid="000e62b1" officeooo:paragraph-rsid="00090e98" style:font-size-asian="10.5pt" style:font-weight-asian="normal" style:font-size-complex="10.5pt" style:font-weight-complex="normal"/>
    </style:style>
    <style:style style:name="P7" style:family="paragraph" style:parent-style-name="Figure_20_Title" style:list-style-name="L1">
      <style:paragraph-properties fo:margin-left="0cm" fo:margin-right="0cm" fo:text-align="start" style:justify-single-word="false" fo:text-indent="0cm" style:auto-text-indent="false"/>
      <style:text-properties officeooo:paragraph-rsid="00090e98"/>
    </style:style>
    <style:style style:name="P8" style:family="paragraph" style:parent-style-name="Standard">
      <style:paragraph-properties fo:margin-left="0cm" fo:margin-right="0cm" fo:text-align="center" style:justify-single-word="false" fo:text-indent="0cm" style:auto-text-indent="false"/>
      <style:text-properties officeooo:paragraph-rsid="0007aa3e"/>
    </style:style>
    <style:style style:name="P9" style:family="paragraph" style:parent-style-name="Standard" style:list-style-name="WW8Num6">
      <style:paragraph-properties fo:margin-left="0cm" fo:margin-right="0cm" fo:text-indent="0cm" style:auto-text-indent="false"/>
      <style:text-properties fo:font-size="10.5pt" officeooo:paragraph-rsid="0007aa3e" style:font-size-asian="10.5pt" style:font-size-complex="10.5pt"/>
    </style:style>
    <style:style style:name="P10" style:family="paragraph" style:parent-style-name="Standard" style:list-style-name="WW8Num6">
      <style:paragraph-properties fo:margin-left="0cm" fo:margin-right="0cm" fo:text-indent="0cm" style:auto-text-indent="false"/>
      <style:text-properties fo:font-size="10.5pt" officeooo:paragraph-rsid="00090e98" style:font-size-asian="10.5pt" style:font-size-complex="10.5pt"/>
    </style:style>
    <style:style style:name="P11" style:family="paragraph" style:parent-style-name="Standard">
      <style:paragraph-properties fo:margin-left="0cm" fo:margin-right="0cm" fo:text-indent="0cm" style:auto-text-indent="false"/>
      <style:text-properties fo:font-size="10.5pt" officeooo:paragraph-rsid="0007aa3e" style:font-size-asian="10.5pt" style:font-size-complex="10.5pt"/>
    </style:style>
    <style:style style:name="P12" style:family="paragraph" style:parent-style-name="Standard" style:list-style-name="WW8Num6">
      <style:paragraph-properties fo:margin-left="0.635cm" fo:margin-right="0cm" fo:text-align="start" style:justify-single-word="false" fo:text-indent="-0.635cm" style:auto-text-indent="false"/>
      <style:text-properties fo:font-size="10.5pt" officeooo:paragraph-rsid="0007aa3e" style:font-size-asian="10.5pt" style:font-size-complex="10.5pt"/>
    </style:style>
    <style:style style:name="P13" style:family="paragraph" style:parent-style-name="Standard">
      <style:paragraph-properties fo:margin-left="0.635cm" fo:margin-right="0cm" fo:text-align="start" style:justify-single-word="false" fo:text-indent="-0.635cm" style:auto-text-indent="false"/>
      <style:text-properties fo:font-size="10.5pt" officeooo:paragraph-rsid="0007aa3e" style:font-size-asian="10.5pt" style:font-size-complex="10.5pt"/>
    </style:style>
    <style:style style:name="P14" style:family="paragraph" style:parent-style-name="Standard">
      <style:paragraph-properties fo:margin-left="0.635cm" fo:margin-right="0cm" fo:text-align="start" style:justify-single-word="false" fo:text-indent="-0.635cm" style:auto-text-indent="false"/>
      <style:text-properties fo:font-size="10.5pt" officeooo:rsid="0007aa3e" officeooo:paragraph-rsid="0007aa3e" style:font-size-asian="10.5pt" style:font-size-complex="10.5pt"/>
    </style:style>
    <style:style style:name="P15" style:family="paragraph" style:parent-style-name="Standard">
      <style:paragraph-properties fo:margin-left="0.635cm" fo:margin-right="0cm" fo:text-indent="-0.635cm" style:auto-text-indent="false"/>
      <style:text-properties fo:font-size="10.5pt" fo:font-weight="bold" officeooo:rsid="00084840" officeooo:paragraph-rsid="0007aa3e" style:font-size-asian="10.5pt" style:font-weight-asian="bold" style:font-size-complex="10.5pt" style:font-weight-complex="bold"/>
    </style:style>
    <style:style style:name="P16" style:family="paragraph" style:parent-style-name="Standard">
      <style:paragraph-properties fo:margin-left="0.635cm" fo:margin-right="0cm" fo:text-align="start" style:justify-single-word="false" fo:text-indent="-0.635cm" style:auto-text-indent="false"/>
      <style:text-properties fo:font-size="10.5pt" fo:font-weight="bold" officeooo:rsid="000996f3" officeooo:paragraph-rsid="0007aa3e" style:font-size-asian="10.5pt" style:font-weight-asian="bold" style:font-size-complex="10.5pt" style:font-weight-complex="bold"/>
    </style:style>
    <style:style style:name="P17" style:family="paragraph" style:parent-style-name="Standard">
      <style:paragraph-properties fo:margin-left="0.635cm" fo:margin-right="0cm" fo:text-align="start" style:justify-single-word="false" fo:text-indent="-0.635cm" style:auto-text-indent="false"/>
      <style:text-properties fo:font-size="10.5pt" fo:font-weight="bold" officeooo:rsid="000996f3" officeooo:paragraph-rsid="00090e98" style:font-size-asian="10.5pt" style:font-weight-asian="bold" style:font-size-complex="10.5pt" style:font-weight-complex="bold"/>
    </style:style>
    <style:style style:name="P18" style:family="paragraph" style:parent-style-name="Standard">
      <style:paragraph-properties fo:margin-left="0.635cm" fo:margin-right="0cm" fo:text-indent="-0.635cm" style:auto-text-indent="false"/>
      <style:text-properties fo:font-size="10.5pt" fo:font-weight="normal" officeooo:rsid="00084840" officeooo:paragraph-rsid="0007aa3e" style:font-size-asian="10.5pt" style:font-weight-asian="normal" style:font-size-complex="10.5pt" style:font-weight-complex="normal"/>
    </style:style>
    <style:style style:name="P19" style:family="paragraph" style:parent-style-name="Standard">
      <style:paragraph-properties fo:margin-left="0.635cm" fo:margin-right="0cm" fo:text-indent="-0.635cm" style:auto-text-indent="false"/>
      <style:text-properties fo:font-size="10.5pt" fo:font-weight="normal" officeooo:rsid="00084840" officeooo:paragraph-rsid="00090e98" style:font-size-asian="10.5pt" style:font-weight-asian="normal" style:font-size-complex="10.5pt" style:font-weight-complex="normal"/>
    </style:style>
    <style:style style:name="P20" style:family="paragraph" style:parent-style-name="Standard">
      <style:paragraph-properties fo:margin-left="0.635cm" fo:margin-right="0cm" fo:text-align="start" style:justify-single-word="false" fo:text-indent="-0.635cm" style:auto-text-indent="false"/>
      <style:text-properties fo:font-size="10.5pt" fo:font-weight="normal" officeooo:rsid="000b993d" officeooo:paragraph-rsid="0007aa3e" style:font-size-asian="10.5pt" style:font-weight-asian="normal" style:font-size-complex="10.5pt" style:font-weight-complex="normal"/>
    </style:style>
    <style:style style:name="P21" style:family="paragraph" style:parent-style-name="Standard">
      <style:paragraph-properties fo:margin-left="0.635cm" fo:margin-right="0cm" fo:text-indent="-0.635cm" style:auto-text-indent="false"/>
      <style:text-properties fo:font-size="10.5pt" fo:font-weight="normal" officeooo:rsid="000b993d" officeooo:paragraph-rsid="00090e98" style:font-size-asian="10.5pt" style:font-weight-asian="normal" style:font-size-complex="10.5pt" style:font-weight-complex="normal"/>
    </style:style>
    <style:style style:name="P22" style:family="paragraph" style:parent-style-name="Standard">
      <style:paragraph-properties fo:margin-left="0.635cm" fo:margin-right="0cm" fo:text-align="start" style:justify-single-word="false" fo:text-indent="-0.635cm" style:auto-text-indent="false"/>
      <style:text-properties fo:font-size="10.5pt" fo:font-weight="normal" officeooo:rsid="0007aa3e" officeooo:paragraph-rsid="0007aa3e" style:font-size-asian="10.5pt" style:font-weight-asian="normal" style:font-size-complex="10.5pt" style:font-weight-complex="normal"/>
    </style:style>
    <style:style style:name="P23" style:family="paragraph" style:parent-style-name="Standard">
      <style:paragraph-properties fo:margin-left="0.635cm" fo:margin-right="0cm" fo:text-indent="-0.635cm" style:auto-text-indent="false"/>
      <style:text-properties fo:font-size="10.5pt" fo:font-weight="normal" officeooo:rsid="0007aa3e" officeooo:paragraph-rsid="0007aa3e" style:font-size-asian="10.5pt" style:font-weight-asian="normal" style:font-size-complex="10.5pt" style:font-weight-complex="normal"/>
    </style:style>
    <style:style style:name="P24" style:family="paragraph" style:parent-style-name="Standard" style:list-style-name="WW8Num6">
      <style:paragraph-properties fo:margin-left="0.635cm" fo:margin-right="0cm" fo:text-indent="-0.635cm" style:auto-text-indent="false"/>
      <style:text-properties fo:font-size="10.5pt" fo:font-weight="normal" officeooo:rsid="00131ab5" officeooo:paragraph-rsid="0007aa3e" style:font-size-asian="10.5pt" style:font-weight-asian="normal" style:font-size-complex="10.5pt" style:font-weight-complex="normal"/>
    </style:style>
    <style:style style:name="P25" style:family="paragraph" style:parent-style-name="Standard">
      <style:paragraph-properties fo:margin-left="0.635cm" fo:margin-right="0cm" fo:text-indent="-0.635cm" style:auto-text-indent="false"/>
      <style:text-properties fo:font-size="10.5pt" fo:font-weight="normal" officeooo:rsid="00090e98" officeooo:paragraph-rsid="00090e98" style:font-size-asian="10.5pt" style:font-weight-asian="normal" style:font-size-complex="10.5pt" style:font-weight-complex="normal"/>
    </style:style>
    <style:style style:name="P26" style:family="paragraph" style:parent-style-name="Standard" style:list-style-name="WW8Num6">
      <style:paragraph-properties fo:margin-left="0cm" fo:margin-right="0cm" fo:text-indent="0cm" style:auto-text-indent="false"/>
      <style:text-properties fo:font-size="10.5pt" fo:font-weight="normal" officeooo:rsid="00131ab5" officeooo:paragraph-rsid="0007aa3e" style:font-size-asian="10.5pt" style:font-weight-asian="normal" style:font-size-complex="10.5pt" style:font-weight-complex="normal"/>
    </style:style>
    <style:style style:name="P27" style:family="paragraph" style:parent-style-name="Standard">
      <style:paragraph-properties fo:margin-left="0cm" fo:margin-right="0cm" fo:text-indent="0cm" style:auto-text-indent="false"/>
      <style:text-properties fo:font-size="10.5pt" fo:font-weight="normal" officeooo:rsid="0007aa3e" officeooo:paragraph-rsid="00090e98" style:font-size-asian="10.5pt" style:font-weight-asian="normal" style:font-size-complex="10.5pt" style:font-weight-complex="normal"/>
    </style:style>
    <style:style style:name="P28" style:family="paragraph" style:parent-style-name="Standard">
      <style:paragraph-properties fo:margin-left="0cm" fo:margin-right="0cm" fo:text-indent="0cm" style:auto-text-indent="false"/>
      <style:text-properties fo:font-size="10.5pt" fo:font-weight="normal" officeooo:rsid="00090e98" officeooo:paragraph-rsid="00090e98" style:font-size-asian="10.5pt" style:font-weight-asian="normal" style:font-size-complex="10.5pt" style:font-weight-complex="normal"/>
    </style:style>
    <style:style style:name="P29" style:family="paragraph" style:parent-style-name="Standard" style:list-style-name="WW8Num6">
      <style:paragraph-properties fo:margin-left="0cm" fo:margin-right="0cm" fo:text-indent="0cm" style:auto-text-indent="false"/>
      <style:text-properties fo:font-size="10.5pt" officeooo:paragraph-rsid="0007aa3e" style:font-size-asian="10.5pt" style:font-size-complex="10.5pt"/>
    </style:style>
    <style:style style:name="P30" style:family="paragraph" style:parent-style-name="Figure_20_Body1">
      <style:paragraph-properties fo:margin-top="0cm" fo:margin-bottom="0cm" loext:contextual-spacing="false"/>
      <style:text-properties fo:font-size="10.5pt" officeooo:paragraph-rsid="00090e98" style:font-size-asian="10.5pt" style:font-size-complex="10.5pt"/>
    </style:style>
    <style:style style:name="T1" style:family="text">
      <style:text-properties officeooo:rsid="0007aa3e"/>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7aa3e" style:font-weight-asian="normal" style:font-weight-complex="normal"/>
    </style:style>
    <style:style style:name="T5" style:family="text">
      <style:text-properties style:text-underline-style="none" fo:font-weight="normal" officeooo:rsid="00084840" style:font-weight-asian="normal" style:font-weight-complex="normal"/>
    </style:style>
    <style:style style:name="T6" style:family="text">
      <style:text-properties style:text-underline-style="none" fo:font-weight="normal" officeooo:rsid="00090e98" style:font-weight-asian="normal" style:font-weight-complex="normal"/>
    </style:style>
    <style:style style:name="T7" style:family="text">
      <style:text-properties style:text-underline-style="none" officeooo:rsid="0007aa3e"/>
    </style:style>
    <style:style style:name="T8" style:family="text">
      <style:text-properties style:text-underline-style="none" officeooo:rsid="000a47aa"/>
    </style:style>
    <style:style style:name="T9" style:family="text">
      <style:text-properties style:text-underline-style="none" officeooo:rsid="000b993d"/>
    </style:style>
    <style:style style:name="T10" style:family="text">
      <style:text-properties style:text-underline-style="none" officeooo:rsid="00112c15"/>
    </style:style>
    <style:style style:name="T11" style:family="text">
      <style:text-properties style:text-underline-style="none" officeooo:rsid="00090e98"/>
    </style:style>
    <style:style style:name="T12" style:family="text">
      <style:text-properties style:text-underline-style="none" officeooo:rsid="00131ab5"/>
    </style:style>
    <style:style style:name="T13" style:family="text">
      <style:text-properties style:text-underline-style="none" officeooo:rsid="000d1635"/>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084840" style:font-weight-asian="normal" style:font-weight-complex="normal"/>
    </style:style>
    <style:style style:name="T17" style:family="text">
      <style:text-properties style:text-underline-style="solid" style:text-underline-width="auto" style:text-underline-color="font-color" officeooo:rsid="00112c15"/>
    </style:style>
    <style:style style:name="T18" style:family="text">
      <style:text-properties fo:font-weight="normal" style:font-weight-asian="normal" style:font-weight-complex="normal"/>
    </style:style>
    <style:style style:name="T19" style:family="text">
      <style:text-properties fo:font-weight="normal" officeooo:rsid="0007aa3e" style:font-weight-asian="normal" style:font-weight-complex="normal"/>
    </style:style>
    <style:style style:name="T20" style:family="text">
      <style:text-properties fo:font-weight="normal" officeooo:rsid="00090e98" style:font-weight-asian="normal" style:font-weight-complex="normal"/>
    </style:style>
    <style:style style:name="T21" style:family="text">
      <style:text-properties officeooo:rsid="00090e98"/>
    </style:style>
    <style:style style:name="T22" style:family="text">
      <style:text-properties fo:font-weight="bold" style:font-weight-asian="bold" style:font-weight-complex="bold"/>
    </style:style>
    <style:style style:name="T23" style:family="text">
      <style:text-properties style:font-name="Times New Roman" fo:language="en" fo:country="US" style:language-asian="en" style:country-asian="US" style:font-name-complex="Times New Roman1" style:language-complex="ar" style:country-complex="SA"/>
    </style:style>
    <style:style style:name="T24" style:family="text">
      <style:text-properties style:font-name="Times New Roman" fo:language="en" fo:country="US" officeooo:rsid="00090e98" style:language-asian="en" style:country-asian="US" style:font-name-complex="Times New Roman1" style:language-complex="ar" style:country-complex="SA"/>
    </style:style>
    <style:style style:name="T25" style:family="text">
      <style:text-properties style:font-name="Times New Roman" fo:font-size="10.5pt" fo:language="en" fo:country="US" style:text-underline-style="none" fo:font-weight="normal" officeooo:rsid="000e62b1" style:font-size-asian="10.5pt" style:language-asian="en" style:country-asian="US" style:font-weight-asian="normal" style:font-name-complex="Times New Roman1" style:font-size-complex="10.5pt" style:language-complex="ar" style:country-complex="SA" style:font-weight-complex="normal"/>
    </style:style>
    <style:style style:name="T26" style:family="text">
      <style:text-properties style:font-name="Times New Roman" fo:font-size="10.5pt" fo:language="en" fo:country="US" style:text-underline-style="none" fo:font-weight="normal" officeooo:rsid="00090e98" style:font-size-asian="10.5pt" style:language-asian="en" style:country-asian="US" style:font-weight-asian="normal" style:font-name-complex="Times New Roman1" style:font-size-complex="10.5pt" style:language-complex="ar" style:country-complex="SA" style:font-weight-complex="normal"/>
    </style:style>
    <style:style style:name="fr1" style:family="graphic" style:parent-style-name="OLE">
      <style:graphic-properties fo:margin-left="0cm" fo:margin-right="0cm" style:vertical-pos="top" style:vertical-rel="baseline" fo:padding="0.002cm" fo:border="none" draw:ole-draw-aspect="1" draw:visible-area-top="0cm" draw:visible-area-width="13.47cm" draw:visible-area-height="11.168cm"/>
    </style:style>
    <style:style style:name="fr2" style:family="graphic" style:parent-style-name="OLE">
      <style:graphic-properties fo:margin-left="0cm" fo:margin-right="0cm" style:vertical-pos="top" style:vertical-rel="baseline" fo:padding="0.002cm" fo:border="none" draw:ole-draw-aspect="1" draw:visible-area-top="0cm" draw:visible-area-width="6.829cm" draw:visible-area-height="4.871cm"/>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ule-10</text:p>
      <text:p text:style-name="P1"/>
      <text:p text:style-name="P1">The assignment for Module 10 involves problems for schema conversion. Problems 1 to 4 involve the ERD in Figure 1.</text:p>
      <text:p text:style-name="P8"><draw:frame draw:style-name="fr1" draw:name="Object1" text:anchor-type="as-char" svg:width="13.467cm" svg:height="11.165cm" draw:z-index="0"><draw:object-ole xlink:href="./Object 1" xlink:type="simple" xlink:show="embed" xlink:actuate="onLoad"/><draw:image xlink:href="./ObjectReplacements/Object 1" xlink:type="simple" xlink:show="embed" xlink:actuate="onLoad"/><svg:desc>OLE-object</svg:desc></draw:frame></text:p>
      <text:p text:style-name="P3">Figure 1: ERD for Problems 1 to 4</text:p>
      <text:p text:style-name="P3"/>
      <text:p text:style-name="P3"/>
      <text:list xml:id="list2170188074" text:style-name="WW8Num6">
        <text:list-item>
          <text:p text:style-name="P12">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13"/>
      <text:p text:style-name="P14">answer:</text:p>
      <text:p text:style-name="P15"><text:tab/><text:span text:style-name="T18">Institution(</text:span><text:span text:style-name="T19">(Primary key)</text:span><text:span text:style-name="T3">InstID,</text:span><text:span text:style-name="T15"> </text:span><text:span text:style-name="T3">InstName</text:span><text:span text:style-name="T15">, </text:span><text:span text:style-name="T3">InstMascot</text:span><text:span text:style-name="T15">)</text:span></text:p>
      <text:p text:style-name="P18"><text:span text:style-name="T2"><text:tab/>Student(</text:span><text:span text:style-name="T7">(Primary key)</text:span><text:span text:style-name="T2">StdNo, StdName, StdAddress, Stdcity, StdState, Stdzip, StdEmail)</text:span></text:p>
      <text:p text:style-name="P18"><text:span text:style-name="T2"><text:tab/>Lender(</text:span><text:span text:style-name="T7">(Primary key)</text:span><text:span text:style-name="T2">LenderNo, LendName)</text:span></text:p>
      <text:p text:style-name="P18"><text:span text:style-name="T2"><text:tab/>Loan(</text:span><text:span text:style-name="T7">(Primary key)</text:span><text:span text:style-name="T2">LoanNo</text:span><text:span text:style-name="T14">, </text:span><text:span text:style-name="T2">ProcDate, DisbMethod, DisbBank, DateAuth, NoteValue, Subsidized, Rate).</text:span></text:p>
      <text:p text:style-name="P20"><text:span text:style-name="T2"><text:tab/>DisburseLine(</text:span><text:span text:style-name="T7">(Primary key)</text:span><text:span text:style-name="T2">Datasent, Amount, OrigFee, GuarFee)</text:span></text:p>
      <text:p text:style-name="P22"><text:span text:style-name="T2"/></text:p>
      <text:p text:style-name="P22"><text:span text:style-name="T2">rules:</text:span></text:p>
      <text:p text:style-name="P22"><text:span text:style-name="T2"><text:tab/>entity type rule</text:span></text:p>
      <text:p text:style-name="P22"><text:span text:style-name="T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list xml:id="list183941247558853" text:continue-numbering="true" text:style-name="WW8Num6">
        <text:list-header>
          <text:p text:style-name="P9"><text:span text:style-name="T1">2. </text:span>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list-header>
      </text:list>
      <text:p text:style-name="P16"><text:span text:style-name="T2"/></text:p>
      <text:p text:style-name="P16"><text:span text:style-name="T4">answer:</text:span></text:p>
      <text:p text:style-name="P16"><text:span text:style-name="T4"><text:tab/></text:span><text:span text:style-name="T5">Institution(</text:span><text:span text:style-name="T16">InstID, </text:span><text:span text:style-name="T5">InstName</text:span><text:span text:style-name="T16">, </text:span><text:span text:style-name="T5">InstMascot</text:span><text:span text:style-name="T16">)<text:tab/></text:span></text:p>
      <text:p text:style-name="P18"><text:span text:style-name="T2"><text:tab/>Student</text:span><text:span text:style-name="T14">(StdNo</text:span><text:span text:style-name="T2">, StdName, StdAddress, Stdcity, StdState, Stdzip, StdEmail)</text:span></text:p>
      <text:p text:style-name="P18"><text:span text:style-name="T2"><text:tab/>Lender(</text:span><text:span text:style-name="T14">LenderNo</text:span><text:span text:style-name="T2">, LendName)</text:span></text:p>
      <text:p text:style-name="P21"><text:span text:style-name="T2"><text:tab/>DisburseLine(</text:span><text:span text:style-name="T14">Datasent</text:span><text:span text:style-name="T2">, Amount, OrigFee, GuarFee</text:span><text:span text:style-name="T11">, </text:span><text:span text:style-name="T13">FOREIGN KEY(LoanNo) REFERENCES Loan</text:span><text:span text:style-name="T2">)</text:span></text:p>
      <text:p text:style-name="P19"><text:span text:style-name="T10"><text:tab/>Loan(</text:span><text:span text:style-name="T17">LoanNo</text:span><text:span text:style-name="T10">, </text:span><text:span text:style-name="T8">InstID, StdNo, LenderNo, </text:span><text:span text:style-name="T10">ProcDate, DisbMethod, DisbBank, DateAuth, NoteValue, Subsidized, Rate</text:span><text:span text:style-name="T7"> </text:span><text:span text:style-name="T10">FOREIGN KEY ( InstID) REFERENCES Institution,</text:span><text:span text:style-name="T7"> </text:span><text:span text:style-name="T10">FOREIGN KEY ( StdNo) REFERENCES <text:s/>Student,</text:span><text:span text:style-name="T7"> </text:span><text:span text:style-name="T10">FOREIGN KEY ( LenderNo) REFERENCES Lender)</text:span></text:p>
      <text:p text:style-name="P18"><text:span text:style-name="T10"/></text:p>
      <text:p text:style-name="P23"><text:span text:style-name="T10">r</text:span><text:span text:style-name="T2">ules: </text:span></text:p>
      <text:p text:style-name="P23"><text:span text:style-name="T2"><text:tab/>applied 1-M rule</text:span></text:p>
      <text:p text:style-name="P23"><text:span text:style-name="T2"/></text:p>
      <text:p text:style-name="P23"><text:span text:style-name="T2"/></text:p>
      <text:list xml:id="list183941431216271" text:continue-numbering="true" text:style-name="WW8Num6">
        <text:list-header>
          <text:p text:style-name="P9"><text:span text:style-name="T1">3. </text:span>For the ERD in Figure 1, you should indicate applications of the M-N relationship rule. For each M-N relationship rule application, you should list the table name, primary key, and other columns.</text:p>
          <text:p text:style-name="P24"/>
          <text:p text:style-name="P26"><text:span text:style-name="T1">answer</text:span>:</text:p>
        </text:list-header>
      </text:list>
      <text:p text:style-name="P27"><text:s text:c="8"/>no m-n relationships</text:p>
      <text:p text:style-name="P27"><text:span text:style-name="T11"/></text:p>
      <text:p text:style-name="P27"><text:span text:style-name="T11"/></text:p>
      <text:p text:style-name="P27"><text:span text:style-name="T11">4. F</text:span><text:span text:style-name="T12">or the ERD in Figure 1, you should indicate applications of the identifying relationship rule. For each identifying relationship rule application, you should indicate the changes to the tables you listed in problem </text:span></text:p>
      <text:p text:style-name="P27"><text:span text:style-name="T12"/></text:p>
      <text:p text:style-name="P28"><text:span text:style-name="T12">a</text:span><text:span text:style-name="T2">nswer:</text:span></text:p>
      <text:p text:style-name="P17"><text:span text:style-name="T4"><text:tab/></text:span><text:span text:style-name="T5">Institution(</text:span><text:span text:style-name="T16">InstID, </text:span><text:span text:style-name="T5">InstName</text:span><text:span text:style-name="T16">, </text:span><text:span text:style-name="T5">InstMascot</text:span><text:span text:style-name="T16">)<text:tab/></text:span></text:p>
      <text:p text:style-name="P19"><text:span text:style-name="T2"><text:tab/>Student</text:span><text:span text:style-name="T14">(StdNo</text:span><text:span text:style-name="T2">, StdName, StdAddress, Stdcity, StdState, Stdzip, StdEmail)</text:span></text:p>
      <text:p text:style-name="P19"><text:span text:style-name="T2"><text:tab/>Lender(</text:span><text:span text:style-name="T14">LenderNo</text:span><text:span text:style-name="T2">, LendName)</text:span></text:p>
      <text:p text:style-name="P21"><text:span text:style-name="T2"><text:tab/>DisburseLine(</text:span><text:span text:style-name="T14">Datasent</text:span><text:span text:style-name="T2">, Amount, OrigFee, GuarFee</text:span><text:span text:style-name="T11">, </text:span><text:span text:style-name="T13">FOREIGN KEY(LoanNo) REFERENCES Loan</text:span><text:span text:style-name="T2">)</text:span></text:p>
      <text:p text:style-name="P19"><text:span text:style-name="T2"><text:tab/>Loan(</text:span><text:span text:style-name="T14">LoanNo</text:span><text:span text:style-name="T2">, </text:span><text:span text:style-name="T8">InstID, StdNo, LenderNo, </text:span><text:span text:style-name="T2">ProcDate, DisbMethod, DisbBank, DateAuth, NoteValue, Subsidized, Rate</text:span><text:span text:style-name="T7"> </text:span><text:span text:style-name="T2">FOREIGN KEY ( InstID) REFERENCES Institution,</text:span><text:span text:style-name="T7"> </text:span><text:span text:style-name="T2">FOREIGN KEY ( StdNo) REFERENCES <text:s/>Student,</text:span><text:span text:style-name="T7"> </text:span><text:span text:style-name="T2">FOREIGN KEY ( LenderNo) REFERENCES Lender,</text:span><text:span text:style-name="T7"> </text:span><text:span text:style-name="T8">InstID NOT NULL,</text:span><text:span text:style-name="T7"> </text:span><text:span text:style-name="T9">StdNo NOT NULL</text:span><text:span text:style-name="T7"> Lender NOT NULL</text:span><text:span text:style-name="T10">)</text:span></text:p>
      <text:p text:style-name="P25"><text:span text:style-name="T10"/></text:p>
      <text:p text:style-name="P25"><text:span text:style-name="T10">r</text:span><text:span text:style-name="T2">ules: </text:span></text:p>
      <text:p text:style-name="P25"><text:span text:style-name="T2"><text:tab/>identifiying relationship</text:span></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tab/></text:span></text:p>
      <text:list xml:id="list183941572042775" text:continue-numbering="true" text:style-name="WW8Num6">
        <text:list-header>
          <text:p text:style-name="P10"><text:soft-page-break/><text:span text:style-name="T6">5. </text:span>Conver<text:span text:style-name="T21">t the ERD </text:span>shown in Figure 2 into tables. <text:s/>List the conversion rules used and table design. For each table, you should list the primary key, foreign keys, other columns, and NOT NULL constraints for foreign keys if necessary. You do not need to write CREATE TABLE statements.</text:p>
        </text:list-header>
      </text:list>
      <text:p text:style-name="P30"><text:span text:style-name="T21"><text:s/></text:span></text:p>
      <text:p text:style-name="P30"/>
      <text:p text:style-name="P30"><draw:frame draw:style-name="fr2" draw:name="Object2" text:anchor-type="as-char" svg:width="6.832cm" svg:height="4.852cm" draw:z-index="1"><draw:object-ole xlink:href="./Object 2" xlink:type="simple" xlink:show="embed" xlink:actuate="onLoad"/><draw:image xlink:href="./ObjectReplacements/Object 2" xlink:type="simple" xlink:show="embed" xlink:actuate="onLoad"/><svg:desc>OLE-object</svg:desc></draw:frame></text:p>
      <text:p text:style-name="P4">Figure 2: ERD for Conversion Problem 5</text:p>
      <text:p text:style-name="P5"><text:span text:style-name="T20">answer</text:span><text:span text:style-name="T18">:</text:span></text:p>
      <text:p text:style-name="P6">Account(<text:span text:style-name="T14">Acctid</text:span>, Acctype,AcctName, Balance)</text:p>
      <text:p text:style-name="P6"><text:tab/>FOREIGN KEY(Acctype) REFERENCES Account</text:p>
      <text:p text:style-name="P6">Conversion rules:</text:p>
      <text:p text:style-name="P6"><text:span text:style-name="T24"><text:tab/></text:span><text:span text:style-name="T23">Used the entity type rule to convert Account entity type and Acctid is primary key</text:span></text:p>
      <text:list xml:id="list1678842590" text:style-name="L1">
        <text:list-header>
          <text:p text:style-name="P7"><text:span text:style-name="T26"><text:s text:c="13"/></text:span><text:span text:style-name="T25">Used the 1-M relationship rule for Decomposed relationship and added a column Acctype which is</text:span><text:span text:style-name="T26"> <text:s text:c="38"/></text:span></text:p>
          <text:p text:style-name="P7"><text:span text:style-name="T26"><text:s text:c="13"/>f</text:span><text:span text:style-name="T25">oreign key colum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Text_20_body_20_indent" style:display-name="Text body indent" style:family="paragraph" style:parent-style-name="Standard" style:class="text"/>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6pt" style:font-name-complex="OpenSymbol" style:font-family-complex="OpenSymbol" style:font-charset-complex="x-symbol" style:font-size-complex="6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2T18:19:39.925305819</meta:creation-date>
    <dc:date>2020-10-22T18:39:40.454236368</dc:date>
    <meta:editing-duration>PT8M30S</meta:editing-duration>
    <meta:editing-cycles>1</meta:editing-cycles>
    <meta:document-statistic meta:table-count="0" meta:image-count="0" meta:object-count="2" meta:page-count="3" meta:paragraph-count="46" meta:word-count="442" meta:character-count="3262" meta:non-whitespace-character-count="2762"/>
    <meta:generator>LibreOffice/6.0.7.3$Linux_X86_64 LibreOffice_project/00m0$Build-3</meta:generator>
  </office:meta>
</office:document-meta>
</file>